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Pictures/1000000000000349000001E51EDD641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2.049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graphic-properties draw:stroke="solid" svg:stroke-color="#10b161" draw:fill="none" draw:fill-color="#ffffff" draw:textarea-horizontal-align="center" draw:textarea-vertical-align="middle" draw:auto-grow-height="true" draw:auto-grow-width="false" fo:min-height="1.8cm" fo:min-width="0cm"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1.985cm" fo:min-width="0cm"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3" style:family="graphic" style:parent-style-name="standard">
      <style:graphic-properties draw:stroke="none" draw:fill="none" fo:min-height="8.28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9.017cm" fo:min-width="0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text-properties fo:color="#fe0000" loext:opacity="100%"/>
    </style:style>
    <style:style style:name="P13" style:family="paragraph">
      <style:paragraph-properties fo:text-align="center"/>
    </style:style>
    <style:style style:name="P14" style:family="paragraph">
      <style:paragraph-properties fo:text-align="center" style:writing-mode="lr-tb"/>
    </style:style>
    <style:style style:name="P15" style:family="paragraph">
      <style:paragraph-properties fo:margin-left="0cm" fo:margin-right="0cm" fo:margin-top="0.42cm" fo:margin-bottom="0.35cm" fo:line-height="100%" fo:text-indent="0cm"/>
    </style:style>
    <style:style style:name="P16" style:family="paragraph">
      <loext:graphic-properties draw:fill="none"/>
      <style:paragraph-properties fo:margin-top="0.42cm" fo:margin-bottom="0.35cm"/>
      <style:text-properties fo:font-size="10.5pt" style:font-size-asian="10.5pt" style:font-size-complex="10.5pt"/>
    </style:style>
    <style:style style:name="P17" style:family="paragraph">
      <style:paragraph-properties fo:margin-top="0.42cm" fo:margin-bottom="0.35cm"/>
    </style:style>
    <style:style style:name="P18"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9"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0"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1" style:family="paragraph">
      <loext:graphic-properties draw:fill="none" draw:fill-color="#ffffff"/>
      <style:paragraph-properties fo:text-align="center"/>
    </style:style>
    <style:style style:name="P22"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3"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loext:graphic-properties draw:fill="none" draw:fill-color="#ffffff"/>
      <style:text-properties style:font-size-asian="18pt"/>
    </style:style>
    <style:style style:name="P27"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60pt" fo:letter-spacing="normal" fo:font-style="normal" fo:text-shadow="none" style:text-underline-style="none" fo:font-weight="bold" style:letter-kerning="true" fo:background-color="transparent" style:font-name-asian="宋体" style:font-size-asian="60pt" style:language-asian="zh" style:country-asian="CN" style:font-style-asian="normal" style:font-weight-asian="bold" style:font-name-complex="Arial1" style:font-size-complex="60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66pt" fo:letter-spacing="normal" fo:font-style="normal" fo:text-shadow="none" style:text-underline-style="none" fo:font-weight="bold" style:letter-kerning="true" fo:background-color="transparent" style:font-name-asian="宋体" style:font-size-asian="66pt" style:language-asian="zh" style:country-asian="CN" style:font-style-asian="normal" style:font-weight-asian="bold" style:font-name-complex="Arial1" style:font-size-complex="66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26pt" style:font-size-asian="26pt" style:font-size-complex="26pt"/>
    </style:style>
    <style:style style:name="T20"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微软雅黑1"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21" style:family="text">
      <style:text-properties fo:font-size="32pt" style:font-size-asian="32pt" style:font-size-complex="32pt"/>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3" style:family="text">
      <style:text-properties style:font-size-asian="18pt"/>
    </style:style>
    <style:style style:name="T2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微软雅黑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25" style:family="text">
      <style:text-properties fo:font-size="24pt" style:font-size-asian="24pt" style:font-size-complex="24pt"/>
    </style:style>
    <style:style style:name="T2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微软雅黑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HTTP Streaming</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Http</text:span><text:span text:style-name="T4">流式输出</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Http Streaming</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2" draw:layer="layout" svg:width="6.925cm" svg:height="1.455cm" svg:x="16.645cm" svg:y="8.132cm">
          <draw:text-box>
            <text:p xml:id="id2" text:id="id2"><text:span text:style-name="T9">👉 建立长连接</text:span><text:span text:style-name="T9">Keep-alive:on</text:span></text:p>
            <text:p text:style-name="P11"><text:span text:style-name="T9">👉 返回</text:span></text:p>
          </draw:text-box>
        </draw:frame>
        <draw:frame draw:style-name="gr7" draw:text-style-name="P12"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2" draw:layer="layout" svg:width="5.174cm" svg:height="2.057cm" svg:x="17.403cm" svg:y="15.137cm">
          <draw:text-box>
            <text:p xml:id="id4" text:id="id4"><text:span text:style-name="T9">👉 服务器有数据才发送，没有数据就阻塞</text:span></text:p>
          </draw:text-box>
        </draw:frame>
        <draw:custom-shape draw:style-name="gr9" draw:text-style-name="P14" xml:id="id5" draw:id="id5" draw:layer="layout" svg:width="6.664cm" svg:height="5.879cm" svg:x="25.817cm" svg:y="5.515cm">
          <text:p text:style-name="P13">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6" draw:layer="layout" svg:width="25.978cm" svg:height="3.323cm" svg:x="5.72cm" svg:y="6.755cm">
          <draw:text-box>
            <text:p text:style-name="P15"><text:span text:style-name="T10">👉 建立一个</text:span><text:span text:style-name="T10">.NET WebAPI</text:span><text:span text:style-name="T10">控制器处理第一次连接</text:span><text:span text:style-name="T10">(</text:span><text:span text:style-name="T10">返回</text:span><text:span text:style-name="T10">SSE</text:span><text:span text:style-name="T10">响应头</text:span><text:span text:style-name="T10">)</text:span></text:p>
          </draw:text-box>
        </draw:frame>
        <draw:frame draw:style-name="gr11" draw:text-style-name="P16" draw:layer="layout" svg:width="25.138cm" svg:height="2.299cm" svg:x="5.72cm" svg:y="8.897cm">
          <draw:text-box>
            <text:p text:style-name="P17"><text:span text:style-name="T11">👉 为了提高性能，使用单例的</text:span><text:span text:style-name="T11">Channel</text:span><text:span text:style-name="T11">类的服务来处理流式输出</text:span><text:span text:style-name="T11">(</text:span><text:span text:style-name="T11">包括没有数据时的阻塞</text:span><text:span text:style-name="T11">)</text:span></text:p>
          </draw:text-box>
        </draw:frame>
        <draw:frame draw:style-name="gr12" draw:text-style-name="P16" draw:layer="layout" svg:width="25.763cm" svg:height="3.185cm" svg:x="5.774cm" svg:y="11.603cm">
          <draw:text-box>
            <text:p text:style-name="P17"><text:span text:style-name="T11">👉 使用一个多线程安全的字典区分每个用户</text:span><text:span text:style-name="T11">,</text:span><text:span text:style-name="T11">有数据时发送到特定的</text:span><text:span text:style-name="T11">Channel</text:span><text:span text:style-name="T11">中返回给客户端</text:span><text:span text:style-name="T11">(</text:span><text:span text:style-name="T11">客户区分</text:span><text:span text:style-name="T11">)</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 draw:style-name="gr13" draw:text-style-name="P18"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14" draw:text-style-name="P20" draw:layer="layout" svg:width="24.557cm" svg:height="3.598cm" svg:x="5.259cm" svg:y="7.441cm">
          <text:p text:style-name="P19"><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draw:frame draw:style-name="gr16" draw:text-style-name="P21" draw:layer="layout" svg:width="8.053cm" svg:height="2.05cm" svg:x="3.305cm" svg:y="14.436cm">
          <draw:text-box>
            <text:p text:style-name="P13">SSE心跳检测</text:p>
          </draw:text-box>
        </draw:frame>
        <draw:frame draw:style-name="gr16" draw:text-style-name="P21" draw:layer="layout" svg:width="8.053cm" svg:height="2.05cm" svg:x="13.519cm" svg:y="11.982cm">
          <draw:text-box>
            <text:p text:style-name="P13">SSE服务端鉴权</text:p>
          </draw:text-box>
        </draw:frame>
        <draw:frame draw:style-name="gr16" draw:text-style-name="P21" draw:layer="layout" svg:width="8.053cm" svg:height="2.05cm" svg:x="23.522cm" svg:y="11.957cm">
          <draw:text-box>
            <text:p text:style-name="P13">SSE用户识别</text:p>
          </draw:text-box>
        </draw:frame>
        <draw:frame draw:style-name="gr16" draw:text-style-name="P21" draw:layer="layout" svg:width="8.053cm" svg:height="2.05cm" svg:x="3.315cm" svg:y="11.958cm">
          <draw:text-box>
            <text:p text:style-name="P13">SSE约定响应头</text:p>
          </draw:text-box>
          <office:event-listeners>
            <presentation:event-listener script:event-name="dom:click" presentation:action="show" xlink:href="#head" xlink:type="simple" xlink:show="embed" xlink:actuate="onRequest"/>
          </office:event-listeners>
        </draw:frame>
        <draw:frame draw:style-name="gr16" draw:text-style-name="P21" draw:layer="layout" svg:width="11.002cm" svg:height="2.05cm" svg:x="11.915cm" svg:y="14.488cm">
          <draw:text-box>
            <text:p text:style-name="P13">浏览器刷新或者关闭时退出服务</text:p>
          </draw:text-box>
        </draw:frame>
        <draw:frame draw:style-name="gr16" draw:text-style-name="P21" draw:layer="layout" svg:width="8.053cm" svg:height="2.05cm" svg:x="23.566cm" svg:y="14.456cm">
          <draw:text-box>
            <text:p text:style-name="P13">Channel类</text:p>
          </draw:text-box>
          <office:event-listeners>
            <presentation:event-listener script:event-name="dom:click" presentation:action="show" xlink:href="#channel"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7" draw:text-style-name="P18"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8" draw:text-style-name="P20" draw:layer="layout" svg:width="26.785cm" svg:height="3.598cm" svg:x="4.433cm" svg:y="6.649cm">
          <text:p text:style-name="P22"><text:span text:style-name="T14">🚀 数据格式踩“坑”：👉演示问题</text:span></text:p>
          <text:p text:style-name="P22"><text:span text:style-name="T14">🚀 方案一：把返回值包装成一个</text:span><text:span text:style-name="T14">Json</text:span><text:span text:style-name="T14">对象返回</text:span></text:p>
          <text:p text:style-name="P22"><text:span text:style-name="T14">🚀 方案二：带“</text:span><text:span text:style-name="T14">\n”</text:span><text:span text:style-name="T14">的消息体，以多个连续</text:span><text:span text:style-name="T14">data</text:span><text:span text:style-name="T14">代码段来返回</text:span></text:p>
          <text:p text:style-name="P22"><text:span text:style-name="T14">🚀 方案三：将</text:span><text:span text:style-name="T14">\n</text:span><text:span text:style-name="T14">替换成如“</text:span><text:span text:style-name="T14">\\x0A”</text:span><text:span text:style-name="T14">字符串，再在前端替换回来</text:span></text:p>
          <text:p text:style-name="P2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3"><text:span text:style-name="T15">🚀</text:span><text:span text:style-name="T16"> sse</text:span><text:span text:style-name="T17">最佳实践总结</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9" draw:text-style-name="P18"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0" draw:text-style-name="P10" draw:layer="layout" svg:width="0.962cm" svg:height="2.3cm" svg:x="9.6cm" svg:y="6.198cm">
          <draw:text-box>
            <text:p><text:span text:style-name="T18"><text:s/></text:span></text:p>
          </draw:text-box>
        </draw:frame>
        <draw:frame draw:style-name="gr21" draw:text-style-name="P10" draw:layer="layout" svg:width="26.994cm" svg:height="12.235cm" svg:x="4.162cm" svg:y="5.659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来实现鉴权</text:span></text:p>
            <text:p text:style-name="P15"><text:span text:style-name="T19">👉客户端使用“心跳”来检测服务端是否可用</text:span><text:span text:style-name="T19">,</text:span><text:span text:style-name="T19">服务端使用 </text:span><text:span text:style-name="T19">CancellationToken</text:span><text:span text:style-name="T19">来检测客户端是否刷新或者关闭</text:span></text:p>
            <text:p text:style-name="P11"><text:span text:style-name="T19">👉客户端通过</text:span><text:span text:style-name="T19">Query</text:span><text:span text:style-name="T19">传递用户</text:span><text:span text:style-name="T19">ID</text:span><text:span text:style-name="T19">进行用户区分</text:span><text:span text:style-name="T19">;</text:span></text:p>
            <text:p text:style-name="P11"><text:span text:style-name="T19">👉服务端通过</text:span><text:span text:style-name="T19">Channel</text:span><text:span text:style-name="T19">类来实现高效的读写数据</text:span><text:span text:style-name="T19">;</text:span></text:p>
            <text:p text:style-name="P11"><text:span text:style-name="T20">👉服务端与客户端数据应该有一些约定，如“</text:span><text:span text:style-name="T20">[BEGIN]”</text:span><text:span text:style-name="T20">告诉客户端开始传输</text:span><text:span text:style-name="T20">,“[DONE]</text:span><text:span text:style-name="T19">”</text:span><text:span text:style-name="T19">结束，以方便客户端做一些其他处理</text:span></text:p>
            <text:p text:style-name="P11"><text:span text:style-name="T21"/></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4"><text:span text:style-name="T22">Thank You</text:span></text:p>
          </draw:text-box>
        </draw:frame>
        <draw:frame draw:name="Picture Placeholder 4" draw:style-name="gr2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SSE</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7" draw:layer="layout" svg:width="28.36cm" svg:height="8.532cm" svg:x="2.945cm" svg:y="7.413cm">
          <draw:text-box>
            <text:p><text:span text:style-name="T19">Response.Headers.Append("Content-Type", "text/event-stream");</text:span></text:p>
            <text:p><text:span text:style-name="T19">Response.Headers.Append("Cache-Control", "no-cache");</text:span></text:p>
            <text:p><text:span text:style-name="T19">Response.Headers.Append("Connection", "keep-alive");</text:span></text:p>
            <text:p><text:span text:style-name="T19">Response.Headers.Append("X-Accel-Buffering", "no"); // Nginx</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channel" draw:style-name="dp1" draw:master-page-name="Agenda_2c__20_6_20_items_5f_">
        <draw:frame draw:name="PlaceHolder 11" presentation:style-name="pr4" draw:text-style-name="P7" draw:layer="layout" svg:width="29.179cm" svg:height="3.143cm" svg:x="2.344cm" svg:y="2.463cm" presentation:class="title" presentation:user-transformed="true">
          <draw:text-box>
            <text:p text:style-name="P3"><text:span text:style-name="T4">😊Channel in .NET</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4" draw:text-style-name="P10" draw:layer="layout" svg:width="28.379cm" svg:height="9.267cm" svg:x="2.979cm" svg:y="7.225cm">
          <draw:text-box>
            <text:p><text:span text:style-name="T24">👉 Channel</text:span><text:span text:style-name="T24">类是</text:span><text:span text:style-name="T25">.NET</text:span><text:span text:style-name="T25">框架的轻量、高效、多线程安全，适合高并发场景的一个类</text:span><text:span text:style-name="T25">.</text:span></text:p>
            <text:p text:style-name="P15"><text:span text:style-name="T24">👉 一个线程安全的、基于内存的、支持异步读写的消息队列，实现了一种发布</text:span><text:span text:style-name="T24">/</text:span><text:span text:style-name="T24">订阅（</text:span><text:span text:style-name="T24">Pub/Sub</text:span><text:span text:style-name="T24">） 或 生产者</text:span><text:span text:style-name="T24">/</text:span><text:span text:style-name="T24">消费者（</text:span><text:span text:style-name="T24">Producer/Consumer</text:span><text:span text:style-name="T24">）模型。 </text:span></text:p>
            <text:p text:style-name="P15"><text:span text:style-name="T24"><text:s/>👉 是一种轻量级的内置消息队列，最适合在单机内的模块间、线程间异步通信与解耦，并天然适用于生产者</text:span><text:span text:style-name="T24">-</text:span><text:span text:style-name="T24">消费者或订阅</text:span><text:span text:style-name="T24">-</text:span><text:span text:style-name="T24">消费模型。</text:span><text:span text:style-name="T26"> </text:span></text:p>
          </draw:text-box>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channel1" draw:style-name="dp1" draw:master-page-name="Agenda_2c__20_6_20_items_5f_">
        <draw:frame draw:name="PlaceHolder 13" presentation:style-name="pr4" draw:text-style-name="P7" draw:layer="layout" svg:width="29.179cm" svg:height="3.143cm" svg:x="2.344cm" svg:y="2.463cm" presentation:class="title" presentation:user-transformed="true">
          <draw:text-box>
            <text:p text:style-name="P3"><text:span text:style-name="T4">😊Channel</text:span><text:span text:style-name="T4">类架构图</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4" draw:text-style-name="P9" draw:layer="layout" svg:width="17.8cm" svg:height="10.265cm" svg:x="8.007cm" svg:y="5.974cm">
          <draw:image xlink:href="Pictures/1000000000000349000001E51EDD6415.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19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cm 2.91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3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21cm 2.91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44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1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4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4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5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4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4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59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4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4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8T16:11:48.635101500</dc:date>
    <meta:editing-cycles>463</meta:editing-cycles>
    <dc:title>.NET软件开发工程师AI进化课</dc:title>
    <meta:editing-duration>P3DT18H47M3S</meta:editing-duration>
    <meta:generator>LibreOffice/25.2.4.3$Windows_X86_64 LibreOffice_project/33e196637044ead23f5c3226cde09b47731f7e27</meta:generator>
    <meta:document-statistic meta:object-count="120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